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style:text-underline-style="none" fo:font-weight="normal" officeooo:rsid="001f466f" officeooo:paragraph-rsid="001f466f" style:font-size-asian="13.1000003814697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style:text-underline-style="none" fo:font-weight="normal" officeooo:rsid="001f466f" officeooo:paragraph-rsid="00208d63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officeooo:paragraph-rsid="001f466f"/>
    </style:style>
    <style:style style:name="P4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1f466f" officeooo:paragraph-rsid="001f466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8pt" officeooo:rsid="00208d63" officeooo:paragraph-rsid="00208d63" style:font-size-asian="18pt" style:font-size-complex="18pt"/>
    </style:style>
    <style:style style:name="P6" style:family="paragraph" style:parent-style-name="Standard" style:list-style-name="L1">
      <style:text-properties fo:font-size="13pt" fo:font-style="normal" style:text-underline-style="none" fo:font-weight="normal" officeooo:rsid="001f466f" officeooo:paragraph-rsid="001f466f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style:text-underline-style="none" fo:font-weight="normal" officeooo:rsid="001f466f" officeooo:paragraph-rsid="001f466f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 style:list-style-name="L3">
      <style:text-properties fo:font-size="13pt" fo:font-style="normal" style:text-underline-style="none" fo:font-weight="normal" officeooo:rsid="001f466f" officeooo:paragraph-rsid="001f466f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1">
      <style:text-properties fo:font-size="13pt" fo:font-style="normal" style:text-underline-style="none" fo:font-weight="bold" officeooo:rsid="001f466f" officeooo:paragraph-rsid="001f466f" style:font-size-asian="11.3500003814697pt" style:font-style-asian="normal" style:font-weight-asian="bold" style:font-size-complex="13pt" style:font-style-complex="normal" style:font-weight-complex="bold"/>
    </style:style>
    <style:style style:name="P10" style:family="paragraph" style:parent-style-name="Standard" style:list-style-name="L3">
      <style:text-properties fo:font-size="13pt" fo:font-style="normal" style:text-underline-style="none" fo:font-weight="bold" officeooo:rsid="001f466f" officeooo:paragraph-rsid="001f466f" style:font-size-asian="11.3500003814697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text-properties fo:font-size="13pt" officeooo:rsid="00208d63" officeooo:paragraph-rsid="00208d63" style:font-size-asian="13pt" style:font-size-complex="13pt"/>
    </style:style>
    <style:style style:name="P12" style:family="paragraph" style:parent-style-name="Standard" style:list-style-name="L3">
      <style:text-properties officeooo:paragraph-rsid="001f466f"/>
    </style:style>
    <style:style style:name="P13" style:family="paragraph" style:parent-style-name="Standard" style:list-style-name="L3">
      <style:text-properties officeooo:rsid="00208d63" officeooo:paragraph-rsid="00208d63"/>
    </style:style>
    <style:style style:name="P14" style:family="paragraph" style:parent-style-name="Standard" style:list-style-name="L6">
      <style:text-properties officeooo:rsid="00208d63" officeooo:paragraph-rsid="00208d63"/>
    </style:style>
    <style:style style:name="P15" style:family="paragraph" style:parent-style-name="Standard" style:list-style-name="L6">
      <style:text-properties officeooo:paragraph-rsid="00208d63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paragraph-rsid="00208d63" style:font-weight-asian="bold" style:font-weight-complex="bold"/>
    </style:style>
    <style:style style:name="P17" style:family="paragraph" style:parent-style-name="Standard">
      <style:text-properties fo:font-size="14pt" fo:font-weight="bold" officeooo:rsid="002141e7" officeooo:paragraph-rsid="002141e7" style:font-size-asian="14pt" style:font-weight-asian="bold" style:font-size-complex="14pt" style:font-weight-complex="bold"/>
    </style:style>
    <style:style style:name="P18" style:family="paragraph" style:parent-style-name="Standard" style:list-style-name="L6">
      <style:text-properties officeooo:rsid="002141e7" officeooo:paragraph-rsid="002141e7"/>
    </style:style>
    <style:style style:name="P19" style:family="paragraph" style:parent-style-name="Standard" style:list-style-name="L3">
      <style:text-properties fo:font-weight="bold" officeooo:paragraph-rsid="001f466f" style:font-weight-asian="bold" style:font-weight-complex="bold"/>
    </style:style>
    <style:style style:name="P20" style:family="paragraph" style:parent-style-name="Standard">
      <style:text-properties fo:font-weight="bold" officeooo:rsid="00208d63" officeooo:paragraph-rsid="00208d63" style:font-weight-asian="bold" style:font-weight-complex="bold"/>
    </style:style>
    <style:style style:name="P21" style:family="paragraph" style:parent-style-name="Standard" style:list-style-name="L5">
      <style:text-properties fo:font-weight="bold" officeooo:paragraph-rsid="00208d63" style:font-weight-asian="bold" style:font-weight-complex="bold"/>
    </style:style>
    <style:style style:name="T1" style:family="text">
      <style:text-properties fo:font-size="11pt" style:font-size-asian="9.60000038146973pt" style:font-size-complex="11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208d63" style:font-size-asian="18pt" style:font-size-complex="18pt"/>
    </style:style>
    <style:style style:name="T4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6" style:family="text">
      <style:text-properties fo:font-size="18pt" fo:font-style="normal" officeooo:rsid="00208d63" style:font-size-asian="18pt" style:font-style-asian="normal" style:font-size-complex="18pt" style:font-style-complex="normal"/>
    </style:style>
    <style:style style:name="T7" style:family="text">
      <style:text-properties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style:text-underline-style="none" fo:font-weight="normal" officeooo:rsid="001f466f" style:font-size-asian="11.3500003814697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size="13pt" fo:font-style="normal" style:text-underline-style="none" fo:font-weight="normal" officeooo:rsid="00208d63" style:font-size-asian="11.3500003814697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size="13pt" fo:font-style="normal" style:text-underline-style="none" officeooo:rsid="001f466f" style:font-size-asian="11.3500003814697pt" style:font-style-asian="normal" style:font-size-complex="13pt" style:font-style-complex="normal"/>
    </style:style>
    <style:style style:name="T11" style:family="text">
      <style:text-properties fo:font-size="13pt" fo:font-style="normal" style:text-underline-style="none" officeooo:rsid="00208d63" style:font-size-asian="11.3500003814697pt" style:font-style-asian="normal" style:font-size-complex="13pt" style:font-style-complex="normal"/>
    </style:style>
    <style:style style:name="T12" style:family="text">
      <style:text-properties fo:font-size="13pt" fo:font-style="normal" style:text-underline-style="none" fo:font-weight="bold" style:font-size-asian="11.3500003814697pt" style:font-style-asian="normal" style:font-weight-asian="bold" style:font-size-complex="13pt" style:font-style-complex="normal" style:font-weight-complex="bold"/>
    </style:style>
    <style:style style:name="T13" style:family="text">
      <style:text-properties fo:font-size="13pt" fo:font-style="normal" style:text-underline-style="none" fo:font-weight="bold" officeooo:rsid="00208d63" style:font-size-asian="11.3500003814697pt" style:font-style-asian="normal" style:font-weight-asian="bold" style:font-size-complex="13pt" style:font-style-complex="normal" style:font-weight-complex="bold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size="15pt" fo:font-style="normal" style:text-underline-style="none" style:font-size-asian="15pt" style:font-style-asian="normal" style:font-size-complex="15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tab/><text:tab/><text:tab/><text:tab/><text:tab/><text:tab/><text:span text:style-name="T1">Anunay Yadav</text:span></text:p>
      <text:p text:style-name="P1"><text:span text:style-name="T1"><text:tab/><text:tab/><text:tab/><text:tab/><text:tab/><text:tab/><text:tab/><text:tab/><text:tab/><text:tab/><text:tab/><text:tab/><text:tab/><text:tab/><text:tab/><text:tab/>2018021</text:span></text:p>
      <text:p text:style-name="P4">Design Documentation </text:p>
      <text:p text:style-name="P2"><text:span text:style-name="T2"><text:tab/><text:tab/><text:tab/><text:tab/><text:tab/><text:tab/><text:tab/></text:span></text:p>
      <text:p text:style-name="P2"><text:span text:style-name="T3">Questions : </text:span><text:span text:style-name="T2"><text:tab/></text:span><text:tab/></text:p>
      <text:list xml:id="list163826178" text:style-name="L1">
        <text:list-item>
          <text:p text:style-name="P9">What is your page metadata structure ? </text:p>
          <text:p text:style-name="P6">-&gt; <text:tab/>struct page_metadata{ </text:p>
          <text:list>
            <text:list-item>
              <text:list>
                <text:list-header>
                  <text:p text:style-name="P6">int allocation_size;</text:p>
                  <text:p text:style-name="P6">long long free_bytes_available;</text:p>
                  <text:p text:style-name="P6">} page_metadata;</text:p>
                </text:list-header>
              </text:list>
            </text:list-item>
          </text:list>
        </text:list-item>
      </text:list>
      <text:p text:style-name="P7"><text:tab/><text:tab/>-&gt; allocation size stores the bucket size to which this page belongs to.</text:p>
      <text:p text:style-name="P7"><text:tab/><text:tab/>-&gt; free_bytes_available stores the free bytes available in page.</text:p>
      <text:p text:style-name="P7"/>
      <text:list xml:id="list1069608401" text:style-name="L3">
        <text:list-item>
          <text:p text:style-name="P10">How do you find that an object is large or small during myfree?</text:p>
          <text:p text:style-name="P8">-&gt; <text:s/>by getting the page metadata allocation size i can check wether this page belongs to large memory or small.</text:p>
          <text:p text:style-name="P8"/>
        </text:list-item>
        <text:list-item>
          <text:p text:style-name="P10">When do you free a page allocated for objects in buckets (lists)?</text:p>
          <text:p text:style-name="P8">-&gt; <text:s/>when whole page is free or when free bytes available in page metadata is 4096 for buckets. This is handled by myfree in memory.c . <text:s/></text:p>
        </text:list-item>
      </text:list>
      <text:p text:style-name="P7"/>
      <text:list xml:id="list125518960375311" text:continue-numbering="true" text:style-name="L3">
        <text:list-item>
          <text:p text:style-name="P19"><text:span text:style-name="T10">How do you find the page metadata of the input object during myfree?</text:span></text:p>
          <text:p text:style-name="P12"><text:span text:style-name="T8">-&gt; <text:s/>by setting the last 12 bits to 0 of the address as each page allocated is stored at a multiple of 4096 hence page metadata of a particular page must be at the starting of the memory address which has last 12 bits set to 0. Done <text:s/>by get_metadata_addr in memory.c</text:span></text:p>
        </text:list-item>
      </text:list>
      <text:p text:style-name="P3"><text:span text:style-name="T8"/></text:p>
      <text:list xml:id="list125518121269485" text:continue-numbering="true" text:style-name="L3">
        <text:list-item>
          <text:p text:style-name="P19"><text:span text:style-name="T10">Paste your code corresponding to the removal of all objects on the page from the bucket (list), when a page is freed.</text:span></text:p>
          <text:p text:style-name="P12"><text:span text:style-name="T8">-&gt; <text:tab/>node* temp = bucket[pow-BUCKET_START];</text:span></text:p>
          <text:p text:style-name="P12"><text:span text:style-name="T8"><text:tab/>node* prev = temp;</text:span></text:p>
          <text:p text:style-name="P12"><text:span text:style-name="T8"><text:tab/>int count = 0;</text:span></text:p>
          <text:p text:style-name="P12"><text:span text:style-name="T8"><text:tab/>if(temp == NULL) assert(l -&gt; allocation_size == 4080 || l -&gt; allocation_size == 2048); // check for trivial cases</text:span></text:p>
          <text:p text:style-name="P12"><text:span text:style-name="T8"><text:tab/>while(temp != NULL){ // traversing whole linked list</text:span></text:p>
          <text:list>
            <text:list-item>
              <text:list>
                <text:list-header>
                  <text:p text:style-name="P12"><text:span text:style-name="T8">if(l == ((page_metadata*) get_metadata_addr((void*) temp)) ) { </text:span></text:p>
                </text:list-header>
              </text:list>
            </text:list-item>
          </text:list>
          <text:p text:style-name="P12"><text:span text:style-name="T8"><text:tab/><text:tab/>count++;</text:span></text:p>
          <text:p text:style-name="P12"><text:span text:style-name="T8"><text:tab/><text:tab/>if(prev != temp){</text:span></text:p>
          <text:p text:style-name="P12"><text:span text:style-name="T8"><text:tab/><text:tab/><text:tab/><text:tab/>prev -&gt; right = temp -&gt; right; // remove from between</text:span></text:p>
          <text:p text:style-name="P12"><text:span text:style-name="T8"><text:tab/><text:tab/><text:tab/><text:tab/>temp = temp -&gt; right;</text:span></text:p>
          <text:p text:style-name="P12"><text:span text:style-name="T8"><text:tab/><text:tab/><text:tab/>}</text:span></text:p>
          <text:p text:style-name="P12"><text:span text:style-name="T8"><text:tab/><text:tab/>else{ </text:span></text:p>
          <text:p text:style-name="P12"><text:span text:style-name="T8"><text:tab/><text:tab/><text:tab/><text:tab/>bucket[pow-BUCKET_START] = temp -&gt; right; //remove from start</text:span></text:p>
          <text:p text:style-name="P12"><text:span text:style-name="T8"><text:tab/><text:tab/><text:tab/><text:tab/>prev = temp -&gt; right;</text:span></text:p>
          <text:p text:style-name="P12"><text:span text:style-name="T8"><text:tab/><text:tab/><text:tab/><text:tab/>temp = temp -&gt; right;</text:span></text:p>
          <text:p text:style-name="P12"><text:span text:style-name="T8"><text:tab/><text:tab/><text:tab/>}</text:span></text:p>
          <text:p text:style-name="P12"><text:span text:style-name="T8"><text:tab/><text:tab/><text:tab/>continue;</text:span></text:p>
          <text:p text:style-name="P12"><text:soft-page-break/><text:span text:style-name="T8"><text:tab/><text:tab/>}</text:span></text:p>
          <text:p text:style-name="P12"><text:span text:style-name="T8"><text:tab/><text:tab/><text:tab/>prev = temp;</text:span></text:p>
          <text:p text:style-name="P12"><text:span text:style-name="T8"><text:tab/><text:tab/><text:tab/>temp = temp -&gt; right;</text:span></text:p>
          <text:p text:style-name="P12"><text:span text:style-name="T8"><text:tab/><text:tab/>}</text:span></text:p>
          <text:p text:style-name="P12"><text:span text:style-name="T8"><text:tab/><text:tab/>int cnt = (l -&gt; allocation_size != 4080);</text:span></text:p>
          <text:p text:style-name="P12"><text:span text:style-name="T8"><text:tab/><text:tab/>assert(count == ((l -&gt; free_bytes_available) / (l -&gt; allocation_size)) - cnt - 1); // check if whole page is removed or not</text:span></text:p>
          <text:p text:style-name="P12"><text:span text:style-name="T8"><text:tab/><text:tab/>free_ram(p,4096);</text:span></text:p>
          <text:p text:style-name="P12"><text:span text:style-name="T8"><text:tab/><text:tab/>return;</text:span></text:p>
          <text:p text:style-name="P12"><text:span text:style-name="T8">-&gt; this code can also be found in myfree function :127 line in memory.c</text:span></text:p>
        </text:list-item>
      </text:list>
      <text:p text:style-name="P3"><text:span text:style-name="T8"/></text:p>
      <text:list xml:id="list125518583142016" text:continue-numbering="true" text:style-name="L3">
        <text:list-item>
          <text:p text:style-name="P19"><text:span text:style-name="T10">Dump the output of the ‘‘make test’’</text:span></text:p>
          <text:p text:style-name="P13"><text:span text:style-name="T8">-</text:span><text:span text:style-name="T7">&gt; num replacements:1000000</text:span></text:p>
          <text:p text:style-name="P13"><text:span text:style-name="T7"><text:tab/><text:tab/>Elapsed (wall clock) time (h:mm:ss or m:ss): 0:05.06</text:span></text:p>
          <text:p text:style-name="P13"><text:span text:style-name="T7"><text:tab/><text:tab/>Maximum resident set size (kbytes): 326432</text:span></text:p>
          <text:p text:style-name="P13"><text:span text:style-name="T7"><text:tab/><text:tab/>Minor (reclaiming a frame) page faults: 833208</text:span></text:p>
          <text:list>
            <text:list-header>
              <text:p text:style-name="P13"><text:span text:style-name="T7">num replacements:2000000</text:span></text:p>
              <text:p text:style-name="P13"><text:span text:style-name="T7"><text:tab/>Elapsed (wall clock) time (h:mm:ss or m:ss): 0:08.67</text:span></text:p>
              <text:p text:style-name="P13"><text:span text:style-name="T7"><text:tab/>Maximum resident set size (kbytes): 326976</text:span></text:p>
              <text:p text:style-name="P13"><text:span text:style-name="T7"><text:tab/>Minor (reclaiming a frame) page faults: 1585175</text:span></text:p>
              <text:p text:style-name="P13"><text:span text:style-name="T7">num replacements:3000000</text:span></text:p>
              <text:p text:style-name="P13"><text:span text:style-name="T7"><text:tab/>Elapsed (wall clock) time (h:mm:ss or m:ss): 0:12.61</text:span></text:p>
              <text:p text:style-name="P13"><text:span text:style-name="T7"><text:tab/>Maximum resident set size (kbytes): 327260</text:span></text:p>
              <text:p text:style-name="P13"><text:span text:style-name="T7"><text:tab/>Minor (reclaiming a frame) page faults: 2337047</text:span></text:p>
              <text:p text:style-name="P13"><text:span text:style-name="T7">num replacements:4000000</text:span></text:p>
              <text:p text:style-name="P13"><text:span text:style-name="T7"><text:tab/>Elapsed (wall clock) time (h:mm:ss or m:ss): 0:16.03</text:span></text:p>
              <text:p text:style-name="P13"><text:span text:style-name="T7"><text:tab/>Maximum resident set size (kbytes): 327232</text:span></text:p>
              <text:p text:style-name="P13"><text:span text:style-name="T7"><text:tab/>Minor (reclaiming a frame) page faults: 3088786</text:span></text:p>
            </text:list-header>
          </text:list>
        </text:list-item>
      </text:list>
      <text:p text:style-name="P16"><text:span text:style-name="T6">Design : </text:span></text:p>
      <text:p text:style-name="P16"><text:span text:style-name="T6"/></text:p>
      <text:p text:style-name="P20"><text:span text:style-name="T17">data container :</text:span><text:span text:style-name="T5"> </text:span></text:p>
      <text:p text:style-name="P11"><text:span text:style-name="T14"><text:tab/>// page metadata data container</text:span></text:p>
      <text:p text:style-name="P11"><text:span text:style-name="T14"><text:tab/>typedef struct page_metadata{ </text:span></text:p>
      <text:p text:style-name="P11"><text:span text:style-name="T14"><text:tab/><text:tab/>int allocation_size;</text:span></text:p>
      <text:p text:style-name="P11"><text:span text:style-name="T14"><text:tab/><text:tab/>long long free_bytes_available;</text:span></text:p>
      <text:p text:style-name="P11"><text:span text:style-name="T14"><text:tab/>} page_metadata;</text:span></text:p>
      <text:p text:style-name="P11"><text:span text:style-name="T14"><text:tab/></text:span></text:p>
      <text:p text:style-name="P11"><text:span text:style-name="T14"><text:tab/>// node which points to each section</text:span></text:p>
      <text:p text:style-name="P11"><text:span text:style-name="T14"><text:tab/>typedef struct node{</text:span></text:p>
      <text:p text:style-name="P11"><text:span text:style-name="T14"><text:tab/><text:tab/>struct node* left;</text:span></text:p>
      <text:p text:style-name="P11"><text:span text:style-name="T14"><text:tab/><text:tab/>struct node* right;</text:span></text:p>
      <text:p text:style-name="P11"><text:span text:style-name="T14"><text:tab/>} node;</text:span></text:p>
      <text:p text:style-name="P11"><text:span text:style-name="T14"/></text:p>
      <text:p text:style-name="P17"><text:span text:style-name="T15">Code Explaination : </text:span></text:p>
      <text:list xml:id="list4008618985" text:style-name="L5">
        <text:list-item>
          <text:p text:style-name="P21"><text:span text:style-name="T11">mymalloc -&gt; </text:span></text:p>
        </text:list-item>
      </text:list>
      <text:p text:style-name="P5"><text:span text:style-name="T7"><text:tab/><text:tab/>1. first it checks whether size to be allocated is greater than 4080 or not if it is it <text:tab/><text:tab/><text:tab/>allocates straight from the alloc from ram after making it a multiple of 4096.</text:span></text:p>
      <text:p text:style-name="P5"><text:soft-page-break/><text:span text:style-name="T7"><text:tab/><text:tab/>2. if size is not greater than 4080 appropriate bucket size is found by <text:tab/><text:tab/><text:tab/><text:tab/><text:tab/>just_larger(size)</text:span></text:p>
      <text:p text:style-name="P5"><text:span text:style-name="T7"><text:tab/><text:tab/>3. page is requested from alloc from ram of PAGESIZE and metadata is added to <text:tab/><text:tab/>those pages.</text:span></text:p>
      <text:p text:style-name="P5"><text:span text:style-name="T7"><text:tab/><text:tab/>4. first section is ignored as the first section is used by page metadata.</text:span></text:p>
      <text:p text:style-name="P5"><text:span text:style-name="T7"><text:tab/><text:tab/>5. all other sections are added to the bucket (linked list by push) by shifting pointer <text:tab/><text:tab/>by <text:tab/>bucket size.</text:span></text:p>
      <text:p text:style-name="P5"><text:span text:style-name="T7"><text:tab/><text:tab/>6. first section is poped from bucket and given to user to use.</text:span></text:p>
      <text:p text:style-name="P5"><text:span text:style-name="T7"/></text:p>
      <text:list xml:id="list1366311690" text:style-name="L6">
        <text:list-item>
          <text:p text:style-name="P18"><text:span text:style-name="T13">M</text:span><text:span text:style-name="T12">yfree </text:span><text:span text:style-name="T7">-&gt; <text:s/></text:span></text:p>
          <text:p text:style-name="P18"><text:span text:style-name="T7"><text:s text:c="2"/>1. it checks whether size of ptr is greater than 4080 by checking allocation size of <text:tab/></text:span></text:p>
          <text:p text:style-name="P18"><text:span text:style-name="T7"><text:s text:c="2"/>page metadata and if it is it deallocates the whole page straight away using <text:s text:c="4"/></text:span></text:p>
          <text:p text:style-name="P18"><text:span text:style-name="T7"><text:s text:c="2"/>free_ram.</text:span></text:p>
          <text:p text:style-name="P18"><text:span text:style-name="T7"><text:s text:c="2"/>2. updates page metadata.</text:span></text:p>
          <text:p text:style-name="P18"><text:span text:style-name="T7"><text:s text:c="2"/>3. if whole page is free (all sections are not allocated) than traverse throigh the whole bucket and remove all those sections from bucket <text:s/>free the whole page from ram.</text:span></text:p>
          <text:p text:style-name="P18"><text:span text:style-name="T7"><text:s text:c="2"/>4. if all the above conditions are not met than it means that whole page is not free hence add the section back to bucket to <text:s/>make it available for other user.</text:span></text:p>
          <text:p text:style-name="P18"><text:span text:style-name="T7"/></text:p>
        </text:list-item>
        <text:list-item>
          <text:p text:style-name="P15"><text:span text:style-name="T13">Push</text:span><text:span text:style-name="T9"> -&gt; stores left and right pointer of the sections . Adds nodes to bucket</text:span></text:p>
          <text:p text:style-name="P15"><text:span text:style-name="T9"/></text:p>
        </text:list-item>
        <text:list-item>
          <text:p text:style-name="P15"><text:span text:style-name="T13">get_metadata_addr</text:span><text:span text:style-name="T9"> -&gt; gets the address of page metadata of the section by setting the last <text:tab/>12 bits to 0.</text:span></text:p>
          <text:p text:style-name="P15"><text:span text:style-name="T9"/></text:p>
        </text:list-item>
        <text:list-item>
          <text:p text:style-name="P14"><text:span text:style-name="T12">pop </text:span><text:span text:style-name="T7">-&gt; pops the first node from the linked list of bucket and returns.</text:span></text:p>
          <text:p text:style-name="P14"><text:span text:style-name="T7"/></text:p>
        </text:list-item>
        <text:list-item>
          <text:p text:style-name="P14"><text:span text:style-name="T12">just_larger</text:span><text:span text:style-name="T7"> -&gt; returns the appropriate bucket size for allocation for given size</text:span></text:p>
          <text:p text:style-name="P14"><text:span text:style-name="T7"/></text:p>
        </text:list-item>
        <text:list-item>
          <text:p text:style-name="P18"><text:span text:style-name="T12">update_dec</text:span><text:span text:style-name="T7"> -&gt; updates page metadata after allocating section to user</text:span></text:p>
          <text:p text:style-name="P18"><text:span text:style-name="T7"/></text:p>
        </text:list-item>
      </text:list>
      <text:p text:style-name="P5"><text:span text:style-name="T7"><text:tab/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2:24:31.258216984</meta:creation-date>
    <dc:date>2020-01-25T12:55:18.014564186</dc:date>
    <meta:editing-duration>PT8M5S</meta:editing-duration>
    <meta:editing-cycles>1</meta:editing-cycles>
    <meta:document-statistic meta:table-count="0" meta:image-count="0" meta:object-count="0" meta:page-count="3" meta:paragraph-count="103" meta:word-count="847" meta:character-count="4713" meta:non-whitespace-character-count="3832"/>
    <meta:generator>LibreOffice/6.0.7.3$Linux_X86_64 LibreOffice_project/00m0$Build-3</meta:generator>
  </office:meta>
</office:document-meta>
</file>